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B5BC5078.png" manifest:media-type="image/png"/>
  <manifest:file-entry manifest:full-path="Pictures/10000201000007D700000B6F61BC07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venir1" svg:font-family="Souvenir" style:font-pitch="variable"/>
    <style:font-face style:name="Souvenir" svg:font-family="Souven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Card_20_Templates">
      <style:paragraph-properties style:page-number="auto"/>
    </style:style>
    <style:style style:name="P2" style:family="paragraph" style:parent-style-name="Heading_20_1" style:master-page-name="Card_20_Templates">
      <style:paragraph-properties fo:text-align="center" style:justify-single-word="false" style:page-number="auto"/>
      <style:text-properties style:font-name="Souvenir1" fo:font-size="13pt" fo:font-weight="normal" officeooo:rsid="071111ed" officeooo:paragraph-rsid="000b531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in" svg:width="6.6929in" svg:height="9.761in" draw:z-index="0"><draw:image xlink:href="Pictures/10000201000007D700000B6F61BC07BE.png" xlink:type="simple" xlink:show="embed" xlink:actuate="onLoad"/></draw:frame></text:p>
      <text:p text:style-name="Text_20_body"><draw:frame draw:style-name="fr2" draw:name="Image2" text:anchor-type="paragraph" svg:width="6.6874in" svg:height="9.7528in" draw:z-index="1"><draw:image xlink:href="Pictures/10000201000007D700000B6FB5BC507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venir1" svg:font-family="Souvenir" style:font-pitch="variable"/>
    <style:font-face style:name="Souvenir" svg:font-family="Souven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margin-top="0in" fo:margin-bottom="0in" loext:contextual-spacing="false" fo:text-align="center" style:justify-single-word="false"/>
      <style:text-properties style:font-name="Souvenir" fo:font-family="Souvenir" style:font-style-name="Regular" style:font-pitch="variable" fo:font-size="10pt" fo:font-weight="100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0799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 style:master-page-name="Card_20_Templates">
      <style:paragraph-properties fo:text-align="center" style:justify-single-word="false" style:page-number="auto"/>
      <style:text-properties style:font-name="Souvenir1" fo:font-size="13pt" fo:font-weight="normal" officeooo:rsid="071111ed" officeooo:paragraph-rsid="000b5312" style:font-size-asian="13pt" style:font-weight-asian="normal" style:font-size-complex="13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Card_20_Templates" style:display-name="Card Templates" style:page-layout-name="Mpm2">
      <style:header>
        <text:h text:style-name="MP1" text:outline-level="1">Equipment Card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3:45:45.252570627</meta:creation-date>
    <dc:date>2015-02-09T21:03:54.129914406</dc:date>
    <meta:editing-duration>PT47S</meta:editing-duration>
    <meta:editing-cycles>2</meta:editing-cycles>
    <meta:generator>LibreOffice/4.4.0.3$Linux_X86_64 LibreOffice_project/40m0$Build-3</meta:generator>
    <meta:document-statistic meta:table-count="0" meta:image-count="2" meta:object-count="0" meta:page-count="2" meta:paragraph-count="1" meta:word-count="2" meta:character-count="15" meta:non-whitespace-character-count="14"/>
  </office:meta>
</office:document-meta>
</file>